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31B7906E247A0AD2A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itle">
      <style:text-properties officeooo:rsid="00086e11" officeooo:paragraph-rsid="00086e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final</text:p>
      <text:p text:style-name="P1"><draw:frame draw:style-name="fr1" draw:name="Imagen1" text:anchor-type="paragraph" svg:x="0.106cm" svg:y="-0.065cm" svg:width="17cm" svg:height="14.256cm" draw:z-index="0"><draw:image xlink:href="Pictures/10000000000003B40000031B7906E247A0AD2A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14:16.333053406</meta:creation-date>
    <dc:date>2020-02-05T10:16:53.545931814</dc:date>
    <meta:editing-duration>PT2M3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1" meta:word-count="2" meta:character-count="14" meta:non-whitespace-character-count="13"/>
  </office:meta>
</office:document-meta>
</file>